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textarea-horizontal-align="center" draw:textarea-vertical-align="middle"/>
    </style:style>
    <style:style style:name="gr6" style:family="graphic" style:parent-style-name="standard">
      <style:graphic-properties svg:stroke-color="#3deb3d" draw:textarea-horizontal-align="center" draw:textarea-vertical-align="middle"/>
    </style:style>
    <style:style style:name="gr7" style:family="graphic" style:parent-style-name="standard">
      <style:graphic-properties svg:stroke-color="#0000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Обычный" style:font-family-generic="roman" style:font-pitch="variable" fo:font-size="10pt" style:font-size-asian="18pt" style:font-size-complex="18pt"/>
    </style:style>
    <style:style style:name="P3" style:family="paragraph">
      <style:paragraph-properties fo:text-align="end"/>
    </style:style>
    <style:style style:name="T1" style:family="text">
      <style:text-properties fo:font-family="'Times New Roman'" style:font-style-name="Обычный" style:font-family-generic="roman" style:font-pitch="variable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id="id1" draw:layer="layout" svg:width="1.09cm" svg:height="1.063cm" svg:x="6cm" svg:y="5.5cm">
            <text:p text:style-name="P1"><text:span text:style-name="T1">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2" draw:id="id2" draw:layer="layout" svg:width="1.09cm" svg:height="0.708cm" svg:x="6cm" svg:y="3.5cm">
            <text:p text:style-name="P1"><text:span text:style-name="T1">Visa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" draw:text-style-name="P2" draw:id="id5" draw:layer="layout" svg:width="1.091cm" svg:height="0.708cm" svg:x="8.864cm" svg:y="3.5cm">
            <text:p text:style-name="P1"><text:span text:style-name="T1">MC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" draw:text-style-name="P2" draw:id="id4" draw:layer="layout" svg:width="1.091cm" svg:height="0.708cm" svg:x="11.409cm" svg:y="3.5cm">
            <text:p text:style-name="P1"><text:span text:style-name="T1">H2H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" draw:text-style-name="P2" draw:id="id3" draw:layer="layout" svg:width="1.09cm" svg:height="0.709cm" svg:x="6cm" svg:y="8cm">
            <text:p text:style-name="P1"><text:span text:style-name="T1">POS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" draw:text-style-name="P2" draw:id="id6" draw:layer="layout" svg:width="1.091cm" svg:height="0.709cm" svg:x="8.864cm" svg:y="8.104cm">
            <text:p text:style-name="P1"><text:span text:style-name="T1">ATM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" draw:text-style-name="P2" draw:id="id7" draw:layer="layout" svg:width="1.091cm" svg:height="0.709cm" svg:x="11.409cm" svg:y="8.104cm">
            <text:p text:style-name="P1"><text:span text:style-name="T1">Kiosk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2" draw:text-style-name="P2" draw:id="id8" draw:layer="layout" svg:width="1.091cm" svg:height="0.708cm" svg:x="12.909cm" svg:y="5.679cm">
            <text:p text:style-name="P1"><text:span text:style-name="T1">Auth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3" draw:text-style-name="P2" draw:id="id9" draw:layer="layout" svg:width="1.454cm" svg:height="1.063cm" svg:x="9cm" svg:y="5.503cm">
            <text:p text:style-name="P1"><text:span text:style-name="T1">Router</text:span></text:p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4" draw:text-style-name="P2" draw:id="id10" draw:layer="layout" svg:width="1.455cm" svg:height="0.5cm" svg:x="11cm" svg:y="5.785cm">
            <text:p text:style-name="P1"><text:span text:style-name="T1">HSM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4" draw:text-style-name="P2" draw:id="id11" draw:layer="layout" svg:width="1.5cm" svg:height="0.563cm" svg:x="2.5cm" svg:y="5.751cm">
            <text:p text:style-name="P1"><text:span text:style-name="T1">WLS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onnector draw:style-name="gr5" draw:text-style-name="P2" draw:layer="layout" svg:x1="6.544cm" svg:y1="5.5cm" svg:x2="6.545cm" svg:y2="4.208cm" draw:start-shape="id1" draw:start-glue-point="5" draw:end-shape="id2" draw:end-glue-point="2" svg:d="m6544 5500v-646h1v-646">
            <text:p/>
          </draw:connector>
          <draw:connector draw:style-name="gr5" draw:text-style-name="P2" draw:layer="layout" svg:x1="6.545cm" svg:y1="8cm" svg:x2="6.544cm" svg:y2="6.563cm" draw:start-shape="id3" draw:start-glue-point="0" draw:end-shape="id1" draw:end-glue-point="7" svg:d="m6545 8000v-719h-1v-718">
            <text:p/>
          </draw:connector>
          <draw:connector draw:style-name="gr5" draw:text-style-name="P2" draw:layer="layout" svg:x1="6.544cm" svg:y1="5.5cm" svg:x2="11.954cm" svg:y2="4.208cm" draw:start-shape="id1" draw:start-glue-point="5" draw:end-shape="id4" draw:end-glue-point="2" svg:d="m6544 5500v-646h5410v-646">
            <text:p/>
          </draw:connector>
          <draw:connector draw:style-name="gr5" draw:text-style-name="P2" draw:layer="layout" svg:x1="6.544cm" svg:y1="5.5cm" svg:x2="9.409cm" svg:y2="4.208cm" draw:start-shape="id1" draw:start-glue-point="5" draw:end-shape="id5" svg:d="m6544 5500v-646h2865v-646">
            <text:p/>
          </draw:connector>
          <draw:connector draw:style-name="gr5" draw:text-style-name="P2" draw:layer="layout" svg:x1="6.544cm" svg:y1="6.563cm" svg:x2="9.409cm" svg:y2="8.104cm" draw:start-shape="id1" draw:start-glue-point="7" draw:end-shape="id6" draw:end-glue-point="0" svg:d="m6544 6563v770h2865v771">
            <text:p/>
          </draw:connector>
          <draw:connector draw:style-name="gr5" draw:text-style-name="P2" draw:layer="layout" svg:x1="6.544cm" svg:y1="6.563cm" svg:x2="11.954cm" svg:y2="8.104cm" draw:start-shape="id1" draw:start-glue-point="7" draw:end-shape="id7" draw:end-glue-point="0" svg:d="m6544 6563v770h5410v771">
            <text:p/>
          </draw:connector>
          <draw:connector draw:style-name="gr5" draw:text-style-name="P2" draw:layer="layout" svg:x1="6.544cm" svg:y1="6.563cm" svg:x2="13.454cm" svg:y2="6.387cm" draw:start-shape="id1" draw:start-glue-point="7" draw:end-shape="id8" svg:d="m6544 6563v501h6910v-677">
            <text:p/>
          </draw:connector>
          <draw:connector draw:style-name="gr6" draw:text-style-name="P1" draw:layer="layout" svg:x1="10.454cm" svg:y1="6.034cm" svg:x2="11cm" svg:y2="6.034cm" draw:start-shape="id9" draw:start-glue-point="10" draw:end-shape="id10" draw:end-glue-point="5" svg:d="m10454 6034h546">
            <text:p/>
          </draw:connector>
          <draw:connector draw:style-name="gr6" draw:text-style-name="P1" draw:layer="layout" svg:x1="12.453cm" svg:y1="6.034cm" svg:x2="12.909cm" svg:y2="6.033cm" draw:start-shape="id10" draw:start-glue-point="7" draw:end-shape="id8" draw:end-glue-point="3" svg:d="m12453 6034h228v-1h228">
            <text:p/>
          </draw:connector>
          <draw:connector draw:style-name="gr5" draw:text-style-name="P1" draw:layer="layout" svg:x1="4cm" svg:y1="6.032cm" svg:x2="6cm" svg:y2="6.031cm" draw:start-shape="id11" draw:start-glue-point="7" draw:end-shape="id1" svg:d="m4000 6032h1001v-1h999">
            <text:p/>
          </draw:connector>
          <draw:connector draw:style-name="gr7" draw:text-style-name="P1" draw:layer="layout" draw:type="line" svg:x1="9.409cm" svg:y1="4.208cm" svg:x2="9.726cm" svg:y2="5.503cm" draw:start-shape="id5" draw:start-glue-point="2" draw:end-shape="id9" draw:end-glue-point="4" svg:d="m9409 4208 317 1295">
            <text:p/>
          </draw:connector>
          <draw:connector draw:style-name="gr7" draw:text-style-name="P1" draw:layer="layout" draw:type="line" svg:x1="7.09cm" svg:y1="3.854cm" svg:x2="9.726cm" svg:y2="5.503cm" draw:start-shape="id2" draw:start-glue-point="1" draw:end-shape="id9" draw:end-glue-point="4" svg:d="m7090 3854 2636 1649">
            <text:p/>
          </draw:connector>
          <draw:connector draw:style-name="gr7" draw:text-style-name="P1" draw:layer="layout" draw:type="line" svg:x1="11.409cm" svg:y1="3.854cm" svg:x2="9.726cm" svg:y2="5.503cm" draw:start-shape="id4" draw:start-glue-point="3" draw:end-shape="id9" draw:end-glue-point="4" svg:d="m11409 3854-1683 1649">
            <text:p/>
          </draw:connector>
          <draw:connector draw:style-name="gr7" draw:text-style-name="P1" draw:layer="layout" draw:type="line" svg:x1="7.09cm" svg:y1="8.354cm" svg:x2="9.726cm" svg:y2="6.566cm" draw:start-shape="id3" draw:start-glue-point="1" draw:end-shape="id9" draw:end-glue-point="8" svg:d="m7090 8354 2636-1788">
            <text:p/>
          </draw:connector>
          <draw:connector draw:style-name="gr7" draw:text-style-name="P1" draw:layer="layout" draw:type="line" svg:x1="9.409cm" svg:y1="8.104cm" svg:x2="9.726cm" svg:y2="6.566cm" draw:start-shape="id6" draw:start-glue-point="0" draw:end-shape="id9" draw:end-glue-point="8" svg:d="m9409 8104 317-1538">
            <text:p/>
          </draw:connector>
          <draw:connector draw:style-name="gr7" draw:text-style-name="P1" draw:layer="layout" draw:type="line" svg:x1="11.409cm" svg:y1="8.458cm" svg:x2="9.726cm" svg:y2="6.566cm" draw:start-shape="id7" draw:start-glue-point="3" draw:end-shape="id9" draw:end-glue-point="8" svg:d="m11409 8458-1683-1892">
            <text:p/>
          </draw:connector>
          <draw:connector draw:style-name="gr7" draw:text-style-name="P1" draw:layer="layout" draw:type="curve" svg:x1="13.454cm" svg:y1="6.387cm" svg:x2="9.726cm" svg:y2="6.566cm" draw:start-shape="id8" draw:start-glue-point="2" draw:end-shape="id9" draw:end-glue-point="8" svg:d="m13454 6387c0 1018-3728 929-3728 179">
            <text:p/>
          </draw:connector>
          <draw:custom-shape draw:style-name="gr2" draw:text-style-name="P2" draw:layer="layout" svg:width="1.09cm" svg:height="0.709cm" svg:x="3cm" svg:y="9.5cm">
            <text:p text:style-name="P3"><text:span text:style-name="T1"><text:tab/></text:span><text:span text:style-name="T1"><text:tab/></text:span><text:span text:style-name="T1"> <text:s text:c="7"/></text:span><text:span text:style-name="T1"><text:tab/></text:span><text:span text:style-name="T1"> <text:s text:c="6"/></text:span><text:span text:style-name="T1">- Интерфейсы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2" draw:layer="layout" svg:width="1.5cm" svg:height="0.563cm" svg:x="3cm" svg:y="10.437cm"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- Оборудование</text:span></text:p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onnector draw:style-name="gr5" draw:text-style-name="P1" draw:layer="layout" svg:x1="9cm" svg:y1="6.034cm" svg:x2="7.09cm" svg:y2="6.031cm" draw:start-shape="id9" draw:start-glue-point="6" draw:end-shape="id1" svg:d="m9000 6034h-954v-3h-95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38M08S</meta:editing-duration>
    <meta:editing-cycles>15</meta:editing-cycles>
    <meta:generator>OpenOffice.org/3.1$Win32 OpenOffice.org_project/310m11$Build-9399</meta:generator>
    <dc:date>2009-11-07T22:16:40.82</dc:date>
    <dc:creator>Yerzhan Tulepov</dc:creator>
    <meta:document-statistic meta:object-count="32"/>
  </office:meta>
</office:document-meta>
</file>